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0.002cm solid #000000"/>
    </style:style>
  </office:automatic-styles>
  <office:body>
    <office:spreadsheet>
      <table:table table:name="Blad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nummer</text:p>
          </table:table-cell>
          <table:table-cell office:value-type="string">
            <text:p>naam</text:p>
          </table:table-cell>
          <table:table-cell office:value-type="string">
            <text:p>etage</text:p>
          </table:table-cell>
          <table:table-cell office:value-type="string">
            <text:p>schooldeel</text:p>
          </table:table-cell>
          <table:table-cell office:value-type="string">
            <text:p>zijd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CONCATENATE(&quot;Lokaal &quot;; [.A2])" office:value-type="string" office:string-value="Lokaal 1">
            <text:p>Lokaal 1</text:p>
          </table:table-cell>
          <table:table-cell office:value-type="float" office:value="4">
            <text:p>4</text:p>
          </table:table-cell>
          <table:table-cell office:value-type="string">
            <text:p>midden</text:p>
          </table:table-cell>
          <table:table-cell office:value-type="string">
            <text:p>zui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CONCATENATE(&quot;Lokaal &quot;; [.A3])" office:value-type="string" office:string-value="Lokaal 2">
            <text:p>Lokaal 2</text:p>
          </table:table-cell>
          <table:table-cell office:value-type="float" office:value="4">
            <text:p>4</text:p>
          </table:table-cell>
          <table:table-cell office:value-type="string">
            <text:p>midden</text:p>
          </table:table-cell>
          <table:table-cell office:value-type="string">
            <text:p>zuid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CONCATENATE(&quot;Lokaal &quot;; [.A4])" office:value-type="string" office:string-value="Lokaal 3">
            <text:p>Lokaal 3</text:p>
          </table:table-cell>
          <table:table-cell office:value-type="float" office:value="4">
            <text:p>4</text:p>
          </table:table-cell>
          <table:table-cell office:value-type="string">
            <text:p>midden</text:p>
          </table:table-cell>
          <table:table-cell office:value-type="string">
            <text:p>zu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CONCATENATE(&quot;Lokaal &quot;; [.A5])" office:value-type="string" office:string-value="Lokaal 4">
            <text:p>Lokaal 4</text:p>
          </table:table-cell>
          <table:table-cell office:value-type="float" office:value="4">
            <text:p>4</text:p>
          </table:table-cell>
          <table:table-cell office:value-type="string">
            <text:p>midden</text:p>
          </table:table-cell>
          <table:table-cell office:value-type="string">
            <text:p>noord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CONCATENATE(&quot;Lokaal &quot;; [.A6])" office:value-type="string" office:string-value="Lokaal 5">
            <text:p>Lokaal 5</text:p>
          </table:table-cell>
          <table:table-cell office:value-type="float" office:value="4">
            <text:p>4</text:p>
          </table:table-cell>
          <table:table-cell office:value-type="string">
            <text:p>midden</text:p>
          </table:table-cell>
          <table:table-cell office:value-type="string">
            <text:p>noord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table:formula="of:=CONCATENATE(&quot;Lokaal &quot;; [.A7])" office:value-type="string" office:string-value="Lokaal 6">
            <text:p>Lokaal 6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midden</text:p>
          </table:table-cell>
          <table:table-cell table:style-name="ce1" office:value-type="string">
            <text:p>noord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CONCATENATE(&quot;Lokaal &quot;; [.A8])" office:value-type="string" office:string-value="Lokaal 7">
            <text:p>Lokaal 7</text:p>
          </table:table-cell>
          <table:table-cell office:value-type="float" office:value="3">
            <text:p>3</text:p>
          </table:table-cell>
          <table:table-cell office:value-type="string">
            <text:p>oost</text:p>
          </table:table-cell>
          <table:table-cell office:value-type="string">
            <text:p>zuid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CONCATENATE(&quot;Lokaal &quot;; [.A9])" office:value-type="string" office:string-value="Lokaal 8">
            <text:p>Lokaal 8</text:p>
          </table:table-cell>
          <table:table-cell office:value-type="float" office:value="3">
            <text:p>3</text:p>
          </table:table-cell>
          <table:table-cell office:value-type="string">
            <text:p>midden</text:p>
          </table:table-cell>
          <table:table-cell office:value-type="string">
            <text:p>zuid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CONCATENATE(&quot;Lokaal &quot;; [.A10])" office:value-type="string" office:string-value="Lokaal 9">
            <text:p>Lokaal 9</text:p>
          </table:table-cell>
          <table:table-cell office:value-type="float" office:value="3">
            <text:p>3</text:p>
          </table:table-cell>
          <table:table-cell office:value-type="string">
            <text:p>midden</text:p>
          </table:table-cell>
          <table:table-cell office:value-type="string">
            <text:p>zui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CONCATENATE(&quot;Lokaal &quot;; [.A11])" office:value-type="string" office:string-value="Lokaal 10">
            <text:p>Lokaal 10</text:p>
          </table:table-cell>
          <table:table-cell office:value-type="float" office:value="3">
            <text:p>3</text:p>
          </table:table-cell>
          <table:table-cell office:value-type="string">
            <text:p>midden</text:p>
          </table:table-cell>
          <table:table-cell office:value-type="string">
            <text:p>zui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CONCATENATE(&quot;Lokaal &quot;; [.A12])" office:value-type="string" office:string-value="Lokaal 11">
            <text:p>Lokaal 11</text:p>
          </table:table-cell>
          <table:table-cell office:value-type="float" office:value="3">
            <text:p>3</text:p>
          </table:table-cell>
          <table:table-cell office:value-type="string">
            <text:p>west</text:p>
          </table:table-cell>
          <table:table-cell office:value-type="string">
            <text:p>zui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CONCATENATE(&quot;Lokaal &quot;; [.A13])" office:value-type="string" office:string-value="Lokaal 12">
            <text:p>Lokaal 12</text:p>
          </table:table-cell>
          <table:table-cell office:value-type="float" office:value="3">
            <text:p>3</text:p>
          </table:table-cell>
          <table:table-cell office:value-type="string">
            <text:p>west</text:p>
          </table:table-cell>
          <table:table-cell office:value-type="string">
            <text:p>zui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CONCATENATE(&quot;Lokaal &quot;; [.A14])" office:value-type="string" office:string-value="Lokaal 13">
            <text:p>Lokaal 13</text:p>
          </table:table-cell>
          <table:table-cell office:value-type="float" office:value="3">
            <text:p>3</text:p>
          </table:table-cell>
          <table:table-cell office:value-type="string">
            <text:p>west</text:p>
          </table:table-cell>
          <table:table-cell office:value-type="string">
            <text:p>noor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CONCATENATE(&quot;Lokaal &quot;; [.A15])" office:value-type="string" office:string-value="Lokaal 14">
            <text:p>Lokaal 14</text:p>
          </table:table-cell>
          <table:table-cell office:value-type="float" office:value="3">
            <text:p>3</text:p>
          </table:table-cell>
          <table:table-cell office:value-type="string">
            <text:p>west</text:p>
          </table:table-cell>
          <table:table-cell office:value-type="string">
            <text:p>noord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CONCATENATE(&quot;Lokaal &quot;; [.A16])" office:value-type="string" office:string-value="Lokaal 15">
            <text:p>Lokaal 15</text:p>
          </table:table-cell>
          <table:table-cell office:value-type="float" office:value="3">
            <text:p>3</text:p>
          </table:table-cell>
          <table:table-cell office:value-type="string">
            <text:p>midden</text:p>
          </table:table-cell>
          <table:table-cell office:value-type="string">
            <text:p>noor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CONCATENATE(&quot;Lokaal &quot;; [.A17])" office:value-type="string" office:string-value="Lokaal 16">
            <text:p>Lokaal 16</text:p>
          </table:table-cell>
          <table:table-cell office:value-type="float" office:value="3">
            <text:p>3</text:p>
          </table:table-cell>
          <table:table-cell office:value-type="string">
            <text:p>midden</text:p>
          </table:table-cell>
          <table:table-cell office:value-type="string">
            <text:p>noor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CONCATENATE(&quot;Lokaal &quot;; [.A18])" office:value-type="string" office:string-value="Lokaal 17">
            <text:p>Lokaal 17</text:p>
          </table:table-cell>
          <table:table-cell office:value-type="float" office:value="3">
            <text:p>3</text:p>
          </table:table-cell>
          <table:table-cell office:value-type="string">
            <text:p>oost</text:p>
          </table:table-cell>
          <table:table-cell office:value-type="string">
            <text:p>noord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CONCATENATE(&quot;Lokaal &quot;; [.A19])" office:value-type="string" office:string-value="Lokaal 18">
            <text:p>Lokaal 18</text:p>
          </table:table-cell>
          <table:table-cell office:value-type="float" office:value="2">
            <text:p>2</text:p>
          </table:table-cell>
          <table:table-cell office:value-type="string">
            <text:p>west</text:p>
          </table:table-cell>
          <table:table-cell office:value-type="string">
            <text:p>zuid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CONCATENATE(&quot;Lokaal &quot;; [.A20])" office:value-type="string" office:string-value="Lokaal 19">
            <text:p>Lokaal 19</text:p>
          </table:table-cell>
          <table:table-cell office:value-type="float" office:value="2">
            <text:p>2</text:p>
          </table:table-cell>
          <table:table-cell office:value-type="string">
            <text:p>west</text:p>
          </table:table-cell>
          <table:table-cell office:value-type="string">
            <text:p>zuid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CONCATENATE(&quot;Lokaal &quot;; [.A21])" office:value-type="string" office:string-value="Lokaal 20">
            <text:p>Lokaal 20</text:p>
          </table:table-cell>
          <table:table-cell office:value-type="float" office:value="2">
            <text:p>2</text:p>
          </table:table-cell>
          <table:table-cell office:value-type="string">
            <text:p>west</text:p>
          </table:table-cell>
          <table:table-cell office:value-type="string">
            <text:p>noord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CONCATENATE(&quot;Lokaal &quot;; [.A22])" office:value-type="string" office:string-value="Lokaal 21">
            <text:p>Lokaal 21</text:p>
          </table:table-cell>
          <table:table-cell office:value-type="float" office:value="2">
            <text:p>2</text:p>
          </table:table-cell>
          <table:table-cell office:value-type="string">
            <text:p>west</text:p>
          </table:table-cell>
          <table:table-cell office:value-type="string">
            <text:p>noord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CONCATENATE(&quot;Lokaal &quot;; [.A23])" office:value-type="string" office:string-value="Lokaal 22">
            <text:p>Lokaal 22</text:p>
          </table:table-cell>
          <table:table-cell office:value-type="float" office:value="2">
            <text:p>2</text:p>
          </table:table-cell>
          <table:table-cell office:value-type="string">
            <text:p>oost</text:p>
          </table:table-cell>
          <table:table-cell office:value-type="string">
            <text:p>noord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CONCATENATE(&quot;Lokaal &quot;; [.A24])" office:value-type="string" office:string-value="Lokaal 23">
            <text:p>Lokaal 23</text:p>
          </table:table-cell>
          <table:table-cell office:value-type="float" office:value="2">
            <text:p>2</text:p>
          </table:table-cell>
          <table:table-cell office:value-type="string">
            <text:p>oost</text:p>
          </table:table-cell>
          <table:table-cell office:value-type="string">
            <text:p>noord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CONCATENATE(&quot;Lokaal &quot;; [.A25])" office:value-type="string" office:string-value="Lokaal 24">
            <text:p>Lokaal 24</text:p>
          </table:table-cell>
          <table:table-cell office:value-type="float" office:value="2">
            <text:p>2</text:p>
          </table:table-cell>
          <table:table-cell office:value-type="string">
            <text:p>oost</text:p>
          </table:table-cell>
          <table:table-cell office:value-type="string">
            <text:p>midden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CONCATENATE(&quot;Lokaal &quot;; [.A26])" office:value-type="string" office:string-value="Lokaal 25">
            <text:p>Lokaal 25</text:p>
          </table:table-cell>
          <table:table-cell office:value-type="float" office:value="2">
            <text:p>2</text:p>
          </table:table-cell>
          <table:table-cell office:value-type="string">
            <text:p>oost</text:p>
          </table:table-cell>
          <table:table-cell office:value-type="string">
            <text:p>zuid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CONCATENATE(&quot;Lokaal &quot;; [.A27])" office:value-type="string" office:string-value="Lokaal 26">
            <text:p>Lokaal 26</text:p>
          </table:table-cell>
          <table:table-cell office:value-type="float" office:value="2">
            <text:p>2</text:p>
          </table:table-cell>
          <table:table-cell office:value-type="string">
            <text:p>oost</text:p>
          </table:table-cell>
          <table:table-cell office:value-type="string">
            <text:p>zuid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CONCATENATE(&quot;Lokaal &quot;; [.A28])" office:value-type="string" office:string-value="Lokaal 27">
            <text:p>Lokaal 27</text:p>
          </table:table-cell>
          <table:table-cell office:value-type="float" office:value="1">
            <text:p>1</text:p>
          </table:table-cell>
          <table:table-cell office:value-type="string">
            <text:p>west</text:p>
          </table:table-cell>
          <table:table-cell office:value-type="string">
            <text:p>zuid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CONCATENATE(&quot;Lokaal &quot;; [.A29])" office:value-type="string" office:string-value="Lokaal 28">
            <text:p>Lokaal 28</text:p>
          </table:table-cell>
          <table:table-cell office:value-type="float" office:value="1">
            <text:p>1</text:p>
          </table:table-cell>
          <table:table-cell office:value-type="string">
            <text:p>west</text:p>
          </table:table-cell>
          <table:table-cell office:value-type="string">
            <text:p>noord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CONCATENATE(&quot;Lokaal &quot;; [.A30])" office:value-type="string" office:string-value="Lokaal 29">
            <text:p>Lokaal 29</text:p>
          </table:table-cell>
          <table:table-cell office:value-type="float" office:value="1">
            <text:p>1</text:p>
          </table:table-cell>
          <table:table-cell office:value-type="string">
            <text:p>west</text:p>
          </table:table-cell>
          <table:table-cell office:value-type="string">
            <text:p>noord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CONCATENATE(&quot;Lokaal &quot;; [.A31])" office:value-type="string" office:string-value="Lokaal 30">
            <text:p>Lokaal 30</text:p>
          </table:table-cell>
          <table:table-cell office:value-type="float" office:value="1">
            <text:p>1</text:p>
          </table:table-cell>
          <table:table-cell office:value-type="string">
            <text:p>west</text:p>
          </table:table-cell>
          <table:table-cell office:value-type="string">
            <text:p>noord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CONCATENATE(&quot;Lokaal &quot;; [.A32])" office:value-type="string" office:string-value="Lokaal 31">
            <text:p>Lokaal 31</text:p>
          </table:table-cell>
          <table:table-cell office:value-type="float" office:value="1">
            <text:p>1</text:p>
          </table:table-cell>
          <table:table-cell office:value-type="string">
            <text:p>oost</text:p>
          </table:table-cell>
          <table:table-cell office:value-type="string">
            <text:p>noord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CONCATENATE(&quot;Lokaal &quot;; [.A33])" office:value-type="string" office:string-value="Lokaal 32">
            <text:p>Lokaal 32</text:p>
          </table:table-cell>
          <table:table-cell office:value-type="float" office:value="1">
            <text:p>1</text:p>
          </table:table-cell>
          <table:table-cell office:value-type="string">
            <text:p>oost</text:p>
          </table:table-cell>
          <table:table-cell office:value-type="string">
            <text:p>noord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CONCATENATE(&quot;Lokaal &quot;; [.A34])" office:value-type="string" office:string-value="Lokaal 33">
            <text:p>Lokaal 33</text:p>
          </table:table-cell>
          <table:table-cell office:value-type="float" office:value="1">
            <text:p>1</text:p>
          </table:table-cell>
          <table:table-cell office:value-type="string">
            <text:p>oost</text:p>
          </table:table-cell>
          <table:table-cell office:value-type="string">
            <text:p>noord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CONCATENATE(&quot;Lokaal &quot;; [.A35])" office:value-type="string" office:string-value="Lokaal 34">
            <text:p>Lokaal 34</text:p>
          </table:table-cell>
          <table:table-cell office:value-type="float" office:value="1">
            <text:p>1</text:p>
          </table:table-cell>
          <table:table-cell office:value-type="string">
            <text:p>oost</text:p>
          </table:table-cell>
          <table:table-cell office:value-type="string">
            <text:p>midden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CONCATENATE(&quot;Lokaal &quot;; [.A36])" office:value-type="string" office:string-value="Lokaal 35">
            <text:p>Lokaal 35</text:p>
          </table:table-cell>
          <table:table-cell office:value-type="float" office:value="1">
            <text:p>1</text:p>
          </table:table-cell>
          <table:table-cell office:value-type="string">
            <text:p>oost</text:p>
          </table:table-cell>
          <table:table-cell office:value-type="string">
            <text:p>zuid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CONCATENATE(&quot;Lokaal &quot;; [.A37])" office:value-type="string" office:string-value="Lokaal 36">
            <text:p>Lokaal 36</text:p>
          </table:table-cell>
          <table:table-cell office:value-type="float" office:value="1">
            <text:p>1</text:p>
          </table:table-cell>
          <table:table-cell office:value-type="string">
            <text:p>oost</text:p>
          </table:table-cell>
          <table:table-cell office:value-type="string">
            <text:p>zuid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CONCATENATE(&quot;Lokaal &quot;; [.A38])" office:value-type="string" office:string-value="Lokaal 37">
            <text:p>Lokaal 37</text:p>
          </table:table-cell>
          <table:table-cell office:value-type="float" office:value="1">
            <text:p>1</text:p>
          </table:table-cell>
          <table:table-cell office:value-type="string">
            <text:p>oost</text:p>
          </table:table-cell>
          <table:table-cell office:value-type="string">
            <text:p>zuid</text:p>
          </table:table-cell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9-06-2015</text:date>, <text:time>15:35:4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el Kuhn</meta:initial-creator>
    <meta:creation-date>2015-06-09T15:03:23</meta:creation-date>
    <dc:date>2015-06-09T15:35:46</dc:date>
    <dc:creator>Emanuel Kuhn</dc:creator>
    <meta:editing-duration>PT17M13S</meta:editing-duration>
    <meta:editing-cycles>2</meta:editing-cycles>
    <meta:generator>OpenOffice/4.1.1$Unix OpenOffice.org_project/411m6$Build-9775</meta:generator>
    <meta:document-statistic meta:table-count="3" meta:cell-count="190" meta:object-count="0"/>
  </office:meta>
</office:document-meta>
</file>